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Gameplay Overview</text:p>
      <text:p text:style-name="P2"/>
      <text:p text:style-name="P2">Team Customization</text:p>
      <text:p text:style-name="P3"><text:tab/>Before battles the player can create and modify mech teams. The player chooses a name, logo and color for the team, then he spends points to add basic mechs models. After adding the mechs to his team, he can spend points to alter their attributes. </text:p>
      <text:p text:style-name="P3"><text:tab/>The min and max of each attribute is determined by the mech type. The mech's core attributes include speed, health and ability to move over various terrain type. Additionally, main gun attributes can be modified: gun damage, gun rate of fire, gun range, as well as missile attributes: missile damage, explosion radius, missile accuracy, missile range. </text:p>
      <text:p text:style-name="P3"><text:tab/>Finally, the player can make minor changed to the mech's default AI (this feature is not fully thought out. It might be discarded, but it sounds interesting). The player can also make minor appearance customizations to the mechs (eg: color).</text:p>
      <text:p text:style-name="P2">Battle</text:p>
      <text:p text:style-name="P1"><text:tab/>The main component of Scrap Wars 3 is a partially turn-based battle. The battles take place on a procedurally generated 2D map containing tiles that can impede movement to various degrees. Maps also contain destructible obstacles (eg: trees) and power-up that the mechs can collection (eg: healing, attack boosts).</text:p>
      <text:p text:style-name="P1"><text:tab/>The battle occurs over short turn, about 5 seconds long. Between turns the player can play AI “Card” which affect how his team behave. These cards are drawn randomly from the deck of possible card. Some cards have duration (eg: seek healing 3 turns). While a card with duration is in play, the player cannot change that card. The player may draw extra cards if he chooses to not play a card when he is able and instead discards a card.</text:p>
      <text:p text:style-name="P1"><text:tab/>The battle continues until all mech on a side are dead. After the battle, the player sees a summery of <text:s/>events in the battle.</text:p>
      <text:p text:style-name="P1"><text:tab/>This describes the basic gameplay of Scrap Wars 3, after this has been achieved addition features and extension will be consid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sf sadfdfsa</meta:initial-creator>
    <meta:creation-date>2012-10-11T15:19:21.68</meta:creation-date>
    <meta:generator>OpenOffice.org/3.3$Win32 OpenOffice.org_project/330m20$Build-9567</meta:generator>
    <dc:date>2012-10-11T15:45:14.75</dc:date>
    <dc:creator>dsf sadfdfsa</dc:creator>
    <meta:editing-duration>PT25M52S</meta:editing-duration>
    <meta:editing-cycles>4</meta:editing-cycles>
    <meta:document-statistic meta:table-count="0" meta:image-count="0" meta:object-count="0" meta:page-count="1" meta:paragraph-count="10" meta:word-count="322" meta:character-count="1894"/>
  </office:meta>
</office:document-meta>
</file>